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2.848cm" fo:min-width="2.597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2.848cm" fo:min-width="11.598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199cm" fo:min-width="2.449cm" fo:padding-top="0.151cm" fo:padding-bottom="0.151cm" fo:padding-left="0.276cm" fo:padding-right="0.27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3.5cm" svg:x="1cm" svg:y="1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1">
<text:span text:style-name="T1">
Node </text:span>
</text:p>
          <draw:enhanced-geometry svg:viewBox="0 0 21600 21600" draw:glue-points="?f7 0 ?f6 ?f1 0 ?f10 ?f6 21600 ?f4 ?f10 21600 ?f9" draw:path-stretchpoint-x="10800" draw:path-stretchpoint-y="10800" draw:text-areas="0 ?f1 ?f4 ?f12" draw:type="cube" draw:modifiers="2770.179948586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12.5cm" svg:height="3.5cm" svg:x="1cm" svg:y="5.5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1">
<text:span text:style-name="T1">
Node </text:span>
</text:p>
          <draw:enhanced-geometry svg:viewBox="0 0 21600 21600" draw:glue-points="?f7 0 ?f6 ?f1 0 ?f10 ?f6 21600 ?f4 ?f10 21600 ?f9" draw:text-areas="0 ?f1 ?f4 ?f12" draw:type="non-primitive" draw:modifiers="2770.179948586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3cm" svg:height="1.5cm" svg:x="1cm" svg:y="11cm">
          <text:p text:style-name="P3">
<text:span text:style-name="T2">
Comment</text:span>
</text:p>
          <draw:enhanced-geometry svg:viewBox="0 0 21600 21600" draw:glue-points="10800 0 0 10800 10800 21600 21600 10800" draw:path-stretchpoint-x="10800" draw:path-stretchpoint-y="10800" draw:text-areas="0 0 21600 21600" draw:type="non-primitive" draw:modifiers="5000" draw:enhanced-path="M ?f3 ?f2 L ?f0 ?f2 ?f4 ?f1 ?f4 ?f5 ?f3 ?f5 Z N M ?f0 ?f2 L ?f0 ?f1 ?f4 ?f1 Z N">
            <draw:equation draw:name="f0" draw:formula="right - $0"/>
            <draw:equation draw:name="f1" draw:formula="$0"/>
            <draw:equation draw:name="f2" draw:formula="top"/>
            <draw:equation draw:name="f3" draw:formula="left"/>
            <draw:equation draw:name="f4" draw:formula="right"/>
            <draw:equation draw:name="f5" draw:formula="bottom"/>
            <draw:handle draw:handle-position="?right $0" draw:handle-range-y-minimum="500" draw:handle-range-y-maximum="50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F. Velez</meta:initial-creator>
    <meta:creation-date>2025-03-15T09:17:12.190201330</meta:creation-date>
    <dc:date>2025-03-15T09:26:17.597149347</dc:date>
    <dc:creator>Jose F. Velez</dc:creator>
    <meta:editing-duration>PT1M2S</meta:editing-duration>
    <meta:editing-cycles>4</meta:editing-cycles>
    <meta:generator>LibreOffice/24.8.5.2$Linux_X86_64 LibreOffice_project/480$Build-2</meta:generator>
    <meta:document-statistic meta:object-count="3"/>
  </office:meta>
</office:document-meta>
</file>